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undFileReader.delete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openInput( String id , int readBuffer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SIndexInput.CSIndexInput( final IndexInput base , final long fileOffset , final long length , int read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SIndexInpu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SIndexInput.seekInternal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oundFileReader.CompoundFileReader( Directory dir , String name , int readBufferSiz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mpoundFileRead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fileLength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SIndexIn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CompoundFileReader( Directory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touch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makeLoc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IndexInput.CSIndexInput( final IndexInput base , final long fileOffset , final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fileModifi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undFileReader.createOutpu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fileExis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openInpu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IndexIn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renameFile( String from ,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Reader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SIndexInput.readInternal( byte [ ] b , int offse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